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YACgESME5ew 0" svg:font-family="'YACgESME5ew 0', fb, auto"/>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automatic-styles>
    <style:style style:name="Table1" style:family="table">
      <style:table-properties style:width="16.302cm" fo:margin-left="-0.199cm" fo:margin-top="0cm" fo:margin-bottom="0cm" table:align="left" style:writing-mode="lr-tb"/>
    </style:style>
    <style:style style:name="Table1.A" style:family="table-column">
      <style:table-column-properties style:column-width="4.075cm"/>
    </style:style>
    <style:style style:name="Table1.B" style:family="table-column">
      <style:table-column-properties style:column-width="4.076cm"/>
    </style:style>
    <style:style style:name="Table1.1" style:family="table-row">
      <style:table-row-properties style:min-row-height="0.123cm"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17.627cm" fo:margin-left="-0.199cm" fo:margin-top="0cm" fo:margin-bottom="0cm" table:align="left" style:writing-mode="lr-tb"/>
    </style:style>
    <style:style style:name="Table2.A" style:family="table-column">
      <style:table-column-properties style:column-width="6.2cm"/>
    </style:style>
    <style:style style:name="Table2.B" style:family="table-column">
      <style:table-column-properties style:column-width="5.99cm"/>
    </style:style>
    <style:style style:name="Table2.C" style:family="table-column">
      <style:table-column-properties style:column-width="5.436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P1" style:family="paragraph" style:parent-style-name="List_20_Paragraph" style:list-style-name="WWNum1"/>
    <style:style style:name="P2" style:family="paragraph" style:parent-style-name="List_20_Paragraph" style:list-style-name="WWNum6"/>
    <style:style style:name="P3" style:family="paragraph" style:parent-style-name="List_20_Paragraph" style:list-style-name="WWNum7"/>
    <style:style style:name="P4" style:family="paragraph" style:parent-style-name="List_20_Paragraph" style:list-style-name="WWNum5"/>
    <style:style style:name="P5" style:family="paragraph" style:parent-style-name="Text_20_body">
      <style:paragraph-properties fo:line-height="86%"/>
      <style:text-properties fo:text-transform="uppercase" fo:color="#c2331a" style:text-line-through-style="none" style:text-line-through-type="none" style:font-name="YACgESME5ew 0" fo:font-size="16.5pt" style:text-underline-style="none" style:text-blinking="false"/>
    </style:style>
    <style:style style:name="P6" style:family="paragraph" style:parent-style-name="Standard">
      <style:text-properties style:font-name="Arial" fo:font-size="12pt" style:text-underline-style="dot-dash" style:text-underline-width="auto" style:text-underline-color="font-color" fo:font-weight="bold" style:font-size-asian="12pt" style:font-weight-asian="bold" style:font-name-complex="Arial1" style:font-size-complex="12pt"/>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8.89cm" fo:margin-right="0cm" fo:text-indent="0cm" style:auto-text-indent="false"/>
    </style:style>
    <style:style style:name="P10" style:family="paragraph" style:parent-style-name="Standard">
      <style:paragraph-properties fo:margin-left="7.62cm" fo:margin-right="0cm" fo:text-indent="1.27cm" style:auto-text-indent="false"/>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200%"/>
    </style:style>
    <style:style style:name="P15" style:family="paragraph" style:parent-style-name="Standard">
      <style:paragraph-properties fo:margin-top="0.423cm" fo:margin-bottom="0.353cm" loext:contextual-spacing="false"/>
    </style:style>
    <style:style style:name="P16" style:family="paragraph" style:parent-style-name="Standard">
      <style:paragraph-properties fo:margin-left="6.35cm" fo:margin-right="0cm" fo:text-indent="1.27cm" style:auto-text-indent="false"/>
    </style:style>
    <style:style style:name="P17" style:family="paragraph" style:parent-style-name="Standard">
      <style:paragraph-properties fo:margin-left="6.35cm" fo:margin-right="0cm" fo:text-indent="0cm" style:auto-text-indent="false"/>
    </style:style>
    <style:style style:name="P18" style:family="paragraph" style:parent-style-name="Standard">
      <style:paragraph-properties fo:margin-left="7.62cm" fo:margin-right="0cm" fo:text-indent="0cm" style:auto-text-indent="false"/>
    </style:style>
    <style:style style:name="P19" style:family="paragraph" style:parent-style-name="Standard" style:master-page-name="Standard">
      <style:paragraph-properties style:page-number="auto"/>
      <style:text-properties style:font-name="Arial" fo:font-size="12pt" style:text-underline-style="dot-dot-dash" style:text-underline-width="auto" style:text-underline-color="font-color" fo:font-weight="bold" style:font-size-asian="12pt" style:font-weight-asian="bold" style:font-name-complex="Arial1" style:font-size-complex="12pt"/>
    </style:style>
    <style:style style:name="T1" style:family="text">
      <style:text-properties style:font-name="Arial" fo:font-size="12pt" style:text-underline-style="dot-dot-dash" style:text-underline-width="auto" style:text-underline-color="font-color" fo:font-weight="bold" style:font-size-asian="12pt" style:font-weight-asian="bold" style:font-name-complex="Arial1" style:font-size-complex="12pt"/>
    </style:style>
    <style:style style:name="T2" style:family="text">
      <style:text-properties style:font-name="Arial" fo:font-size="12pt" style:text-underline-style="dot-dash" style:text-underline-width="auto" style:text-underline-color="font-color" fo:font-weight="bold" style:font-size-asian="12pt" style:font-weight-asian="bold" style:font-name-complex="Arial1" style:font-size-complex="12pt"/>
    </style:style>
    <style:style style:name="T3" style:family="text">
      <style:text-properties style:font-name="Arial" fo:font-size="12pt" fo:language="en" fo:country="US" style:text-underline-style="dot-dash" style:text-underline-width="auto" style:text-underline-color="font-color"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fo:font-weight="bold" style:font-weight-asian="bold"/>
    </style:style>
    <style:style style:name="T6" style:family="text">
      <style:text-properties fo:text-transform="uppercase" fo:color="#c2331a" style:text-line-through-style="none" style:text-line-through-type="none" style:font-name="YACgESME5ew 0" fo:font-size="16.5pt"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GoBack"/></text:p>
      <text:p text:style-name="Standard"><text:span text:style-name="T1">Career objectives </text:span></text:p>
      <text:p text:style-name="Standard">To enhance my knowledge and experience in the field of Accounting/Finance and Economics by working for a company that prides its self by giving substantial responsibilities to young talent, to develop relative and proficient skills that will help me gain valuable experience for the benefit of the organization that I a employed in, and contributing to the profession. </text:p>
      <text:p text:style-name="Standard"/>
      <text:p text:style-name="Standard"><text:span text:style-name="T1">Persona l Information </text:span></text:p>
      <text:p text:style-name="Standard">Surname <text:tab/><text:tab/><text:tab/><text:tab/><text:tab/><text:tab/>Tshukudu </text:p>
      <text:p text:style-name="Standard">First names <text:tab/><text:tab/><text:tab/><text:tab/><text:tab/><text:tab/>Tshiamo </text:p>
      <text:p text:style-name="Standard">Date of birth <text:s text:c="77"/>14 October 1991 </text:p>
      <text:p text:style-name="Standard">ID Number <text:s text:c="81"/>9110140905082 </text:p>
      <text:p text:style-name="Standard">Gender <text:s text:c="87"/>Female </text:p>
      <text:p text:style-name="Standard">Nationality <text:s text:c="81"/>South African </text:p>
      <text:p text:style-name="Standard">Home language<text:tab/><text:tab/><text:tab/><text:tab/><text:tab/><text:tab/></text:p>
      <text:p text:style-name="Standard">Residential address <text:s text:c="2"/><text:tab/><text:tab/><text:tab/><text:tab/><text:tab/>6364 Mzinyane street </text:p>
      <text:p text:style-name="P9">Orlando East </text:p>
      <text:p text:style-name="P10">Soweto, 1818 </text:p>
      <text:p text:style-name="Standard">Licence <text:tab/><text:tab/><text:tab/><text:tab/><text:tab/><text:tab/> <text:s text:c="13"/>Code 10 </text:p>
      <text:p text:style-name="Standard">Contact number <text:s text:c="70"/>072 211 1218/067 135 9299 </text:p>
      <text:p text:style-name="Standard">Email <text:s text:c="89"/>tshukudutshiamo@gmail.com </text:p>
      <text:p text:style-name="Standard"/>
      <text:p text:style-name="Standard"><text:span text:style-name="T2">Language proficiency</text:span></text:p>
      <text:p text:style-name="P7"/>
      <table:table table:name="Table1" table:style-name="Table1">
        <table:table-column table:style-name="Table1.A"/>
        <table:table-column table:style-name="Table1.B"/>
        <table:table-column table:style-name="Table1.A" table:number-columns-repeated="2"/>
        <table:table-row table:style-name="Table1.1">
          <table:table-cell table:style-name="Table1.A1" office:value-type="string">
            <text:p text:style-name="P13"><text:span text:style-name="T5">Language</text:span></text:p>
          </table:table-cell>
          <table:table-cell table:style-name="Table1.A1" office:value-type="string">
            <text:p text:style-name="P13"><text:span text:style-name="T5">speak</text:span></text:p>
          </table:table-cell>
          <table:table-cell table:style-name="Table1.A1" office:value-type="string">
            <text:p text:style-name="P13"><text:span text:style-name="T5">read</text:span></text:p>
          </table:table-cell>
          <table:table-cell table:style-name="Table1.A1" office:value-type="string">
            <text:p text:style-name="P13"><text:span text:style-name="T5">write</text:span></text:p>
          </table:table-cell>
        </table:table-row>
        <table:table-row table:style-name="Table1.2">
          <table:table-cell table:style-name="Table1.A1" office:value-type="string">
            <text:p text:style-name="P13">English</text:p>
          </table:table-cell>
          <table:table-cell table:style-name="Table1.A1" office:value-type="string">
            <text:p text:style-name="P13">good</text:p>
          </table:table-cell>
          <table:table-cell table:style-name="Table1.A1" office:value-type="string">
            <text:p text:style-name="P13">good</text:p>
          </table:table-cell>
          <table:table-cell table:style-name="Table1.A1" office:value-type="string">
            <text:p text:style-name="P13">Good</text:p>
          </table:table-cell>
        </table:table-row>
        <table:table-row table:style-name="Table1.3">
          <table:table-cell table:style-name="Table1.A1" office:value-type="string">
            <text:p text:style-name="P13">Setswana</text:p>
          </table:table-cell>
          <table:table-cell table:style-name="Table1.A1" office:value-type="string">
            <text:p text:style-name="P13">Good</text:p>
          </table:table-cell>
          <table:table-cell table:style-name="Table1.A1" office:value-type="string">
            <text:p text:style-name="P13">good</text:p>
          </table:table-cell>
          <table:table-cell table:style-name="Table1.A1" office:value-type="string">
            <text:p text:style-name="P13">good</text:p>
          </table:table-cell>
        </table:table-row>
        <table:table-row table:style-name="Table1.4">
          <table:table-cell table:style-name="Table1.A1" office:value-type="string">
            <text:p text:style-name="P13">isizulu</text:p>
          </table:table-cell>
          <table:table-cell table:style-name="Table1.A1" office:value-type="string">
            <text:p text:style-name="P13">fair</text:p>
          </table:table-cell>
          <table:table-cell table:style-name="Table1.A1" office:value-type="string">
            <text:p text:style-name="P13">fair</text:p>
          </table:table-cell>
          <table:table-cell table:style-name="Table1.A1" office:value-type="string">
            <text:p text:style-name="P13">fair</text:p>
          </table:table-cell>
        </table:table-row>
      </table:table>
      <text:p text:style-name="P8"/>
      <text:p text:style-name="Standard"/>
      <text:p text:style-name="Standard"/>
      <text:p text:style-name="P6"/>
      <text:p text:style-name="P6"/>
      <text:p text:style-name="Standard"><text:span text:style-name="T2">Educational background</text:span></text:p>
      <text:p text:style-name="P6"><text:soft-page-break/></text:p>
      <text:p text:style-name="Standard">Last school attended<text:tab/><text:tab/><text:tab/><text:tab/>HF Tlou High School</text:p>
      <text:p text:style-name="Standard">Qualification of obtained<text:tab/><text:tab/><text:tab/>Grade 12</text:p>
      <text:p text:style-name="Standard">Year<text:tab/><text:tab/><text:tab/><text:tab/><text:tab/><text:tab/>2009</text:p>
      <text:p text:style-name="Standard"><text:span text:style-name="T2">Tertiary education</text:span></text:p>
      <text:p text:style-name="P6"/>
      <text:p text:style-name="P15">Name of institution<text:tab/><text:tab/><text:tab/><text:tab/>Rosebank College (Braamfontein Campus)</text:p>
      <text:p text:style-name="Standard">Qualification obtained<text:tab/><text:tab/><text:tab/><text:tab/>Diploma in Accounting and Financial Computing</text:p>
      <text:p text:style-name="Standard">Year<text:tab/><text:tab/><text:tab/><text:tab/><text:tab/><text:tab/>2014-2016</text:p>
      <text:p text:style-name="Standard">Subjects completed<text:tab/><text:tab/><text:tab/><text:tab/>Accounting 1A&amp;B</text:p>
      <text:p text:style-name="Standard"><text:tab/><text:tab/><text:tab/><text:tab/><text:tab/><text:tab/>Accounting 2A </text:p>
      <text:p text:style-name="P16">Business Communication </text:p>
      <text:p text:style-name="P16">Business Information System</text:p>
      <text:p text:style-name="P17"><text:s text:c="14"/>Business management and Entrepreneurship</text:p>
      <text:p text:style-name="Standard"><text:s/><text:tab/><text:tab/><text:tab/><text:tab/><text:tab/> <text:s text:c="13"/>End user Computing A </text:p>
      <text:p text:style-name="P16">Financial Mathematics </text:p>
      <text:p text:style-name="P18">Financial Management </text:p>
      <text:p text:style-name="P16">Cost and Management Accounting</text:p>
      <text:p text:style-name="P16">Economics</text:p>
      <text:p text:style-name="P16">Taxation</text:p>
      <text:p text:style-name="P16">Work integrated Learning 1&amp;2 <text:s text:c="12"/></text:p>
      <text:p text:style-name="Standard"/>
      <text:p text:style-name="Standard"><text:span text:style-name="T2">Work experience</text:span></text:p>
      <text:p text:style-name="P6"/>
      <text:p text:style-name="Standard"><text:span text:style-name="T2">Employer: Rosebank College(braamfontein campus) Role:Student Assistant(contract) Years: February 2014-March 2014</text:span></text:p>
      <text:p text:style-name="P6"/>
      <text:list xml:id="list911526876" text:style-name="WWNum1">
        <text:list-item>
          <text:p text:style-name="P1">Assisting students telephonically by giving direct information</text:p>
        </text:list-item>
        <text:list-item>
          <text:p text:style-name="P1">Capturing student information electronically and manually</text:p>
        </text:list-item>
        <text:list-item>
          <text:p text:style-name="P1">Sorting and packaging students application per their faculties and courses</text:p>
        </text:list-item>
        <text:list-item>
          <text:p text:style-name="P1">Tracking students information on the system by using their student numbers</text:p>
        </text:list-item>
        <text:list-item>
          <text:p text:style-name="P1">Managing incoming and outgoing emails</text:p>
        </text:list-item>
      </text:list>
      <text:p text:style-name="P6"/>
      <text:p text:style-name="Standard"><text:soft-page-break/><text:span text:style-name="T2">Employer: Department of social development(johannesburg) Role:intern-finance and partnership (contract) Years: June 2017-May 2018</text:span></text:p>
      <text:p text:style-name="P6"/>
      <text:list xml:id="list2002907134" text:style-name="WWNum6">
        <text:list-item>
          <text:p text:style-name="P2">Payment recommendations</text:p>
        </text:list-item>
        <text:list-item>
          <text:p text:style-name="P2">Knowledge of SAP Social care solutions</text:p>
        </text:list-item>
        <text:list-item>
          <text:p text:style-name="P2">Filling documents per NPO Region</text:p>
        </text:list-item>
        <text:list-item>
          <text:p text:style-name="P2">Process and procedures governing the transfer payments to NPOs in the public sector</text:p>
        </text:list-item>
        <text:list-item>
          <text:p text:style-name="P2">Registration of NON PROFIT ORGANISATIONS </text:p>
        </text:list-item>
        <text:list-item>
          <text:p text:style-name="P2">Reconciling NPO budgets</text:p>
        </text:list-item>
        <text:list-item>
          <text:p text:style-name="P2">Auditor general preparing files for AG</text:p>
        </text:list-item>
        <text:list-item>
          <text:p text:style-name="P2">Data capturing </text:p>
        </text:list-item>
      </text:list>
      <text:p text:style-name="Standard"/>
      <text:p text:style-name="Standard"><text:span text:style-name="T2">Skills and competencies</text:span></text:p>
      <text:p text:style-name="P6"/>
      <text:list xml:id="list2637241636" text:style-name="WWNum7">
        <text:list-item>
          <text:p text:style-name="P3">Leadership skills</text:p>
        </text:list-item>
      </text:list>
      <text:list xml:id="list362997215" text:style-name="WWNum5">
        <text:list-item>
          <text:p text:style-name="P4">Administration skills</text:p>
        </text:list-item>
        <text:list-item>
          <text:p text:style-name="P4">Time management skills</text:p>
        </text:list-item>
        <text:list-item>
          <text:p text:style-name="P4">Communication skills</text:p>
        </text:list-item>
        <text:list-item>
          <text:p text:style-name="P4">Interpersonal skills</text:p>
        </text:list-item>
        <text:list-item>
          <text:p text:style-name="P4">Micro soft word, excel, power-point, access, outlook ,and internet explorer</text:p>
        </text:list-item>
        <text:list-item>
          <text:p text:style-name="P4">Telephone etiquette</text:p>
        </text:list-item>
      </text:list>
      <text:p text:style-name="Standard"/>
      <text:p text:style-name="P6"/>
      <text:p text:style-name="P6"/>
      <text:p text:style-name="P6"/>
      <text:p text:style-name="Standard"><text:span text:style-name="T2">Referen</text:span><text:span text:style-name="T3">ce</text:span><text:span text:style-name="T2">ce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T4">NAME</text:span></text:p>
          </table:table-cell>
          <table:table-cell table:style-name="Table2.A1" office:value-type="string">
            <text:p text:style-name="P12"><text:span text:style-name="T4">OCCUPATION/RELATIONSHIP</text:span></text:p>
          </table:table-cell>
          <table:table-cell table:style-name="Table2.A1" office:value-type="string">
            <text:p text:style-name="P12"><text:span text:style-name="T4">CONTACT DETAILS</text:span></text:p>
          </table:table-cell>
        </table:table-row>
        <table:table-row table:style-name="Table2.1">
          <table:table-cell table:style-name="Table2.A1" office:value-type="string">
            <text:p text:style-name="P12">Mr C Bwowa</text:p>
            <text:p text:style-name="P12"/>
          </table:table-cell>
          <table:table-cell table:style-name="Table2.A1" office:value-type="string">
            <text:p text:style-name="P12">Lecturer</text:p>
            <text:p text:style-name="P12">Rosebank college</text:p>
          </table:table-cell>
          <table:table-cell table:style-name="Table2.A1" office:value-type="string">
            <text:p text:style-name="P12">011 403 2437</text:p>
          </table:table-cell>
        </table:table-row>
        <table:table-row table:style-name="Table2.1">
          <table:table-cell table:style-name="Table2.A1" office:value-type="string">
            <text:p text:style-name="P12">Mrs P Moloi</text:p>
            <text:p text:style-name="P12"/>
          </table:table-cell>
          <table:table-cell table:style-name="Table2.A1" office:value-type="string">
            <text:p text:style-name="P12">Pastor</text:p>
            <text:p text:style-name="P12">Maranatha fellowship church</text:p>
          </table:table-cell>
          <table:table-cell table:style-name="Table2.A1" office:value-type="string">
            <text:p text:style-name="P12">082 663 8676/083 313 7154</text:p>
          </table:table-cell>
        </table:table-row>
        <table:table-row table:style-name="Table2.1">
          <table:table-cell table:style-name="Table2.A1" office:value-type="string">
            <text:p text:style-name="P11">Ms T Rangaka</text:p>
            <text:p text:style-name="P14">Thabile.rangaka@gauteng.gov.za</text:p>
          </table:table-cell>
          <table:table-cell table:style-name="Table2.A1" office:value-type="string">
            <text:p text:style-name="P12">Mentor </text:p>
            <text:p text:style-name="P12">Department of social development</text:p>
          </table:table-cell>
          <table:table-cell table:style-name="Table2.A1" office:value-type="string">
            <text:p text:style-name="P12">011 355 7798/063 829 7725</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YACgESME5ew 0" svg:font-family="'YACgESME5ew 0', fb, auto"/>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1pt" style:language-asian="en" style:country-asian="US" style:font-name-complex="宋体"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ZA" style:letter-kerning="false" style:font-name-asian="Calibri1" style:font-size-asian="11pt" style:language-asian="en" style:country-asian="US" style:font-name-complex="宋体"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4.51pt double #000000" style:border-line-width="0.026cm 0.026cm 0.106cm" fo:padding="0.26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4.51pt double #000000" style:border-line-width="0.026cm 0.026cm 0.106cm" fo:padding="0.9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0:54:00</meta:creation-date>
    <meta:initial-creator>TIIAMO</meta:initial-creator>
    <dc:date>2019-10-30T18:49:48.039628921</dc:date>
    <meta:editing-cycles>10</meta:editing-cycles>
    <meta:editing-duration>PT11H53M20S</meta:editing-duration>
    <meta:generator>LibreOffice/6.0.7.3$Linux_X86_64 LibreOffice_project/00m0$Build-3</meta:generator>
    <meta:document-statistic meta:table-count="2" meta:image-count="0" meta:object-count="0" meta:page-count="3" meta:paragraph-count="94" meta:word-count="383" meta:character-count="3321" meta:non-whitespace-character-count="2421"/>
    <meta:user-defined meta:name="AppVersion">14.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